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`photo_de_profil` (`id_photo_de_profil`, `url_pp`) VALUES ('11', '\"img/pp_chihiro.jpg\"'), ('12', '\"img/pp_dn.jpg\"'), ('13', '\"img/pp_dragon_ball.jpg\"'), ('14', '\"img/pp_naruto.jpg\"'), ('15', '\"img/pp_one_piece.jpg\"'), ('16', '\"img/pp_snk.jpg\"'), ('17', '\"img/pp1.jpg\"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19:08:36.186000000</dc:date>
    <meta:editing-duration>PT7S</meta:editing-duration>
    <meta:editing-cycles>1</meta:editing-cycles>
    <meta:document-statistic meta:table-count="0" meta:image-count="0" meta:object-count="0" meta:page-count="1" meta:paragraph-count="1" meta:word-count="20" meta:character-count="296" meta:non-whitespace-character-count="277"/>
    <meta:generator>LibreOffice/7.2.1.2$Windows_X86_64 LibreOffice_project/87b77fad49947c1441b67c559c339af8f3517e22</meta:generator>
  </office:meta>
</office:document-meta>
</file>